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2">
      <style:paragraph-properties fo:text-align="start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lication sport KeepCool</text:p>
      <text:p text:style-name="P1"/>
      <text:p text:style-name="P2">Fonctionnalités :</text:p>
      <text:list xml:id="list8179868704699425066" text:style-name="L1">
        <text:list-item>
          <text:p text:style-name="P3">(Compte KeepCool / Identifiant unique (ex : ff#77998))</text:p>
        </text:list-item>
        <text:list-item>
          <text:p text:style-name="P3">Accès à une base de données regroupant toutes les machines Technogym du réseau KeepCool</text:p>
        </text:list-item>
        <text:list-item>
          <text:p text:style-name="P3">(Localiser sa salle, pour n'avoir accès qu'aux machines spécifiques à celle-ci)</text:p>
        </text:list-item>
        <text:list-item>
          <text:p text:style-name="P3">Possibilité de créer une ou plusieurs playlists de musculation.</text:p>
        </text:list-item>
        <text:list-item>
          <text:p text:style-name="P3">L'utilisateur peut sélectionner une à plusieurs machines dans chaque playlists.</text:p>
        </text:list-item>
        <text:list-item>
          <text:p text:style-name="P3">L'utilisateur peut attribuer un nombre de séries, un nombre de répétition différent par série, un temps de récupération global par série (chronomètre intégré).</text:p>
        </text:list-item>
        <text:list-item>
          <text:p text:style-name="P3">Chaque machine peut disposer d'informations concernant son utilisation (gestion de la respiration, position du dos...).</text:p>
        </text:list-item>
        <text:list-item>
          <text:p text:style-name="P3">Lors du lancement d'une playlist, l'application donne à l'utilisateur l'ordre de ses machines, sa série actuelle avec le poids attribué, et le temps de récupération. (Possibilité de passer la récupération et de passer une machine / la reporter à plus tard)</text:p>
        </text:list-item>
        <text:list-item>
          <text:p text:style-name="P3">(Possibilité pour les coachs d'envoyer des playlists à des utilisateurs en utilisant leur identifiant.)</text:p>
        </text:list-item>
        <text:list-item>
          <text:p text:style-name="P3">(Possibilité pour l'utilisateur de donner un ressenti de la séance à la fin de celle-ci, visible par le coach de la salle.)</text:p>
        </text:list-item>
        <text:list-item>
          <text:p text:style-name="P3">(Possibilité pour le coach de consulter les fiches des clients, avec le nombre de passages à la salle, les commentaires de fin de séance.)</text:p>
        </text:list-item>
      </text:list>
      <text:p text:style-name="P2"/>
      <text:p text:style-name="P2">Suggestion :</text:p>
      <text:list xml:id="list6575755475825926344" text:style-name="L2">
        <text:list-item>
          <text:p text:style-name="P4">Rendre l'application unique à KeepCool, en intégrant un suivi des machines numériques (appareils à cardio avec mémoire de session).</text:p>
        </text:list-item>
        <text:list-item>
          <text:p text:style-name="P4">Ne pas donner d'informations concernant l'utilisation des machines, afin de ne pas diminuer le rôle des coach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2-02T08:08:40.66</meta:creation-date>
    <dc:date>2018-02-02T11:22:42.90</dc:date>
    <meta:editing-duration>PT2H58M50S</meta:editing-duration>
    <meta:editing-cycles>2</meta:editing-cycles>
    <meta:generator>OpenOffice/4.1.4$Win32 OpenOffice.org_project/414m5$Build-9788</meta:generator>
    <meta:document-statistic meta:table-count="0" meta:image-count="0" meta:object-count="0" meta:page-count="1" meta:paragraph-count="16" meta:word-count="247" meta:character-count="1570"/>
  </office:meta>
</office:document-meta>
</file>